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8b3" officeooo:paragraph-rsid="0002f8b3"/>
    </style:style>
    <style:style style:name="P2" style:family="paragraph" style:parent-style-name="Standard">
      <style:text-properties officeooo:rsid="0004dc1c" officeooo:paragraph-rsid="0004dc1c"/>
    </style:style>
    <style:style style:name="P3" style:family="paragraph" style:parent-style-name="Standard">
      <style:text-properties officeooo:paragraph-rsid="0002f8b3"/>
    </style:style>
    <style:style style:name="P4" style:family="paragraph" style:parent-style-name="Standard">
      <style:text-properties officeooo:paragraph-rsid="0004dc1c"/>
    </style:style>
    <style:style style:name="P5" style:family="paragraph" style:parent-style-name="Standard">
      <style:text-properties officeooo:paragraph-rsid="0005f2b0"/>
    </style:style>
    <style:style style:name="P6" style:family="paragraph" style:parent-style-name="Standard">
      <style:text-properties officeooo:paragraph-rsid="0005f2b0"/>
    </style:style>
    <style:style style:name="P7" style:family="paragraph" style:parent-style-name="Text_20_body" style:list-style-name="L1"/>
    <style:style style:name="P8" style:family="paragraph" style:parent-style-name="Text_20_body">
      <style:text-properties officeooo:paragraph-rsid="0005f2b0"/>
    </style:style>
    <style:style style:name="P9" style:family="paragraph" style:parent-style-name="Text_20_body">
      <style:text-properties officeooo:paragraph-rsid="00086a2f"/>
    </style:style>
    <style:style style:name="P10" style:family="paragraph" style:parent-style-name="Text_20_body">
      <style:text-properties officeooo:paragraph-rsid="000aa0b3"/>
    </style:style>
    <style:style style:name="T1" style:family="text">
      <style:text-properties officeooo:rsid="0004dc1c"/>
    </style:style>
    <style:style style:name="T2" style:family="text">
      <style:text-properties officeooo:rsid="0002f8b3"/>
    </style:style>
    <style:style style:name="T3" style:family="text">
      <style:text-properties officeooo:rsid="0005f2b0"/>
    </style:style>
    <style:style style:name="T4" style:family="text">
      <style:text-properties officeooo:rsid="00086a2f"/>
    </style:style>
    <style:style style:name="T5" style:family="text">
      <style:text-properties officeooo:rsid="000aa0b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</text:p>
      <text:p text:style-name="P1"/>
      <text:p text:style-name="P2">linux 常用命令：</text:p>
      <text:p text:style-name="P2"/>
      <text:p text:style-name="P2"><text:s/>ls <text:s text:c="3"/><text:span text:style-name="T2">查看当前目录下的文件和目录</text:span></text:p>
      <text:p text:style-name="P4"><text:span text:style-name="T1">cd <text:s text:c="3"/></text:span>进入其他目录</text:p>
      <text:p text:style-name="P1">cd .. 可以回到上一级目录</text:p>
      <text:p text:style-name="P1">cd – 表示回到上一次所在的目录</text:p>
      <text:p text:style-name="P1">cd ~ 表示回到当前用户的主目录</text:p>
      <text:p text:style-name="P1">cd / <text:s/>表示进入根目录</text:p>
      <text:p text:style-name="P1"><text:s/>tree 可以列出一个文件夹下的所有子文件夹和文件</text:p>
      <text:p text:style-name="P1"/>
      <text:p text:style-name="P1">Linux 进入目录的方式有绝对路径和相对路径两种 </text:p>
      <text:p text:style-name="P1"><text:span text:style-name="Source_20_Text">绝对路径</text:span> 是一个以根目录 / 为起点的完整路径</text:p>
      <text:p text:style-name="P1"><text:span text:style-name="Source_20_Text">相对路径</text:span> 相当于在当前文件夹中点击下一个文件夹进入</text:p>
      <text:p text:style-name="P1">pwd 命令可以获取当前目录的绝对路径</text:p>
      <text:p text:style-name="P1"><text:span text:style-name="Source_20_Text">mkdir</text:span> 命令可创建目录 <text:s/>mkdir 后加入 -p 参数，一次性创建多级目录</text:p>
      <text:p text:style-name="P1"><text:span text:style-name="Source_20_Text">touch</text:span> 命令可以新建文件</text:p>
      <text:p text:style-name="P3"><text:span text:style-name="Source_20_Text"><text:span text:style-name="T2">cp</text:span></text:span><text:span text:style-name="T2"> 复制文件到指定目录下 ,</text:span>如果要复制目录，需要在 <text:span text:style-name="Source_20_Text">cp</text:span> 后加上 <text:span text:style-name="Source_20_Text">-r</text:span></text:p>
      <text:p text:style-name="P3"><text:span text:style-name="Source_20_Text">rm 命令删除文件</text:span></text:p>
      <text:p text:style-name="P3"><text:span text:style-name="Source_20_Text">mv 命令可以移动文件或目录 mv 命令还可以用来重命名</text:span></text:p>
      <text:p text:style-name="P3"><text:span text:style-name="Source_20_Text">cat 命令，可以将文件中的内容打印到屏幕上</text:span></text:p>
      <text:p text:style-name="P3"><text:span text:style-name="Source_20_Text"/></text:p>
      <text:p text:style-name="P5"><text:span text:style-name="Source_20_Text"><text:span text:style-name="T3">Git和GitHub：</text:span></text:span></text:p>
      <text:p text:style-name="P8"><text:span text:style-name="Source_20_Text">Git 是一个版本控制系统，可以理解为一个工具，使用之前必须得先下载安装，所以第一步必须要安装。</text:span></text:p>
      <text:list xml:id="list3401603987" text:style-name="L1">
        <text:list-item>
          <text:p text:style-name="P7">Windows：<text:a xlink:type="simple" xlink:href="https://gitforwindows.org/index.html" office:target-frame-name="_blank" xlink:show="new" text:style-name="Internet_20_link" text:visited-style-name="Visited_20_Internet_20_Link"><text:span text:style-name="Strong_20_Emphasis">GitForWindows</text:span></text:a></text:p>
        </text:list-item>
        <text:list-item>
          <text:p text:style-name="P7">Mac系统安装：<text:a xlink:type="simple" xlink:href="https://sourceforge.net/projects/git-osx-installer/" office:target-frame-name="_blank" xlink:show="new" text:style-name="Internet_20_link" text:visited-style-name="Visited_20_Internet_20_Link"><text:span text:style-name="Strong_20_Emphasis">git-osx-installer</text:span></text:a></text:p>
        </text:list-item>
        <text:list-item>
          <text:p text:style-name="P7">Linux：在终端输入命令行安装</text:p>
        </text:list-item>
        <text:list-item>
          <text:p text:style-name="P7">Debian系列：apt-get install git</text:p>
        </text:list-item>
        <text:list-item>
          <text:p text:style-name="P7">Fedora上：yum install git-core</text:p>
        </text:list-item>
      </text:list>
      <text:p text:style-name="P9"><text:span text:style-name="Source_20_Text"><text:span text:style-name="T3">GitHub网站：</text:span></text:span><text:a xlink:type="simple" xlink:href="https://github.com/" text:style-name="Internet_20_link" text:visited-style-name="Visited_20_Internet_20_Link">https://github.com/</text:a></text:p>
      <text:p text:style-name="P10"><text:span text:style-name="T5">创建目录，在目录下面添加工程文件，在目录中，输入 git init 完成初始化（将一个已存在文件夹，置于 Git 的控制管理之下）</text:span>再 <text:span text:style-name="Source_20_Text">ls -la</text:span> 命令，会发现一个名叫 .git 的目录被创建了</text:p>
      <text:p text:style-name="P10">Git 提交代码的基本流程是这样的：</text:p>
      <text:p text:style-name="P10"><text:s text:c="4"/>创建或修改 本地文件</text:p>
      <text:p text:style-name="P10"><text:s text:c="4"/>使用 git add 命令，将创建或修改的文件添加到本地的 暂存区，这里保存的是你的临时更改</text:p>
      <text:p text:style-name="P10"><text:s text:c="4"/>使用 git commit 命令，提交文件到 本地仓库</text:p>
      <text:p text:style-name="P10"><text:s text:c="4"/>使用 git push命令，将本地代码库同步到 远端仓库</text:p>
      <text:p text:style-name="P5"><text:span text:style-name="Source_20_Text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09:56:32.504123036</meta:creation-date>
    <dc:date>2020-05-19T13:53:08.178587969</dc:date>
    <meta:editing-duration>P1DT37M45S</meta:editing-duration>
    <meta:editing-cycles>5</meta:editing-cycles>
    <meta:generator>LibreOffice/6.4.3.2$Linux_X86_64 LibreOffice_project/40$Build-2</meta:generator>
    <meta:document-statistic meta:table-count="0" meta:image-count="0" meta:object-count="0" meta:page-count="1" meta:paragraph-count="33" meta:word-count="553" meta:character-count="831" meta:non-whitespace-character-count="742"/>
  </office:meta>
</office:document-meta>
</file>